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/>
    </style:style>
    <style:style style:name="P2" style:parent-style-name="Standard" style:family="paragraph">
      <style:text-properties style:font-name="Times New Roman"/>
    </style:style>
    <style:style style:name="P3" style:parent-style-name="Standard" style:family="paragraph">
      <style:text-properties style:font-name="Times New Roman"/>
    </style:style>
    <style:style style:name="P4" style:parent-style-name="Standard" style:family="paragraph">
      <style:text-properties style:font-name="Times New Roman"/>
    </style:style>
    <style:style style:name="P5" style:parent-style-name="Standard" style:family="paragraph">
      <style:text-properties style:font-name="Times New Roman"/>
    </style:style>
    <style:style style:name="P6" style:parent-style-name="Standard" style:family="paragraph">
      <style:text-properties style:font-name="Times New Roman"/>
    </style:style>
    <style:style style:name="P7" style:parent-style-name="Standard" style:family="paragraph">
      <style:text-properties style:font-name="Times New Roman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 fo:font-weight="bold" style:font-weight-asian="bold" style:font-weight-complex="bold"/>
    </style:style>
    <style:style style:name="T10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text-properties style:font-name="Times New Roman" fo:font-weight="bold" style:font-weight-asian="bold" style:font-weight-complex="bold"/>
    </style:style>
    <style:style style:name="P12" style:parent-style-name="Standard" style:family="paragraph">
      <style:text-properties style:font-name="Times New Roman" fo:font-weight="bold" style:font-weight-asian="bold" style:font-weight-complex="bold"/>
    </style:style>
    <style:style style:name="TableColumn14" style:family="table-column">
      <style:table-column-properties style:column-width="2.3083in" style:use-optimal-column-width="false"/>
    </style:style>
    <style:style style:name="TableColumn15" style:family="table-column">
      <style:table-column-properties style:column-width="2.3083in" style:use-optimal-column-width="false"/>
    </style:style>
    <style:style style:name="TableColumn16" style:family="table-column">
      <style:table-column-properties style:column-width="2.3083in" style:use-optimal-column-width="false"/>
    </style:style>
    <style:style style:name="Table13" style:family="table">
      <style:table-properties style:width="6.925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Times New Roman" fo:color="#000000"/>
    </style:style>
    <style:style style:name="TableCell2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Times New Roman" fo:color="#000000"/>
    </style:style>
    <style:style style:name="TableCell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Times New Roman" fo:color="#000000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Times New Roman" fo:color="#000000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Times New Roman" fo:color="#000000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Times New Roman" fo:color="#000000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Times New Roman" fo:color="#000000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Times New Roman" fo:color="#000000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Times New Roman" fo:color="#000000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Times New Roman" fo:color="#000000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Times New Roman" fo:color="#000000"/>
    </style:style>
    <style:style style:name="TableCell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Times New Roman" fo:color="#000000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Times New Roman" fo:color="#000000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Times New Roman" fo:color="#000000"/>
    </style:style>
    <style:style style:name="TableCell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Times New Roman" fo:color="#000000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Times New Roman" fo:color="#000000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Times New Roman" fo:color="#000000"/>
    </style:style>
    <style:style style:name="TableCell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Times New Roman" fo:color="#000000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Times New Roman" fo:color="#000000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Times New Roman" fo:color="#000000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Times New Roman" fo:color="#000000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Times New Roman" fo:color="#000000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Times New Roman" fo:color="#000000"/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Times New Roman" fo:color="#000000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Times New Roman" fo:color="#000000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Times New Roman" fo:color="#000000"/>
    </style:style>
    <style:style style:name="TableCell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Times New Roman" fo:color="#000000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Times New Roman" fo:color="#000000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Times New Roman" fo:color="#000000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Times New Roman" fo:color="#000000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Times New Roman" fo:color="#000000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Times New Roman" fo:color="#000000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Times New Roman" fo:color="#000000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Times New Roman" fo:color="#000000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Times New Roman" fo:color="#000000"/>
    </style:style>
    <style:style style:name="TableCell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Times New Roman" fo:color="#000000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Times New Roman" fo:color="#000000"/>
    </style:style>
    <style:style style:name="TableCell1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Times New Roman" fo:color="#000000"/>
    </style:style>
    <style:style style:name="TableCell1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Times New Roman" fo:color="#000000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Times New Roman" fo:color="#000000"/>
    </style:style>
    <style:style style:name="TableCell1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Times New Roman" fo:color="#000000"/>
    </style:style>
    <style:style style:name="TableCell1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Times New Roman" fo:color="#000000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Times New Roman" fo:color="#000000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Times New Roman" fo:color="#000000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Times New Roman" fo:color="#000000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Times New Roman" fo:color="#000000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Times New Roman" fo:color="#000000"/>
    </style:style>
    <style:style style:name="TableCell1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Times New Roman" fo:color="#000000"/>
    </style:style>
    <style:style style:name="P129" style:parent-style-name="Standard" style:family="paragraph">
      <style:text-properties style:font-name="Times New Roman" fo:font-weight="bold" style:font-weight-asian="bold" style:font-weight-complex="bold"/>
    </style:style>
    <style:style style:name="P130" style:parent-style-name="Standard" style:family="paragraph">
      <style:text-properties style:font-name="Times New Roman" fo:font-weight="bold" style:font-weight-asian="bold" style:font-weight-complex="bold"/>
    </style:style>
    <style:style style:name="P131" style:parent-style-name="Standard" style:family="paragraph">
      <style:text-properties style:font-name="Times New Roman" fo:font-weight="bold" style:font-weight-asian="bold" style:font-weight-complex="bold"/>
    </style:style>
    <style:style style:name="P132" style:parent-style-name="Standard" style:family="paragraph">
      <style:text-properties style:font-name="Times New Roman"/>
    </style:style>
    <style:style style:name="P133" style:parent-style-name="Standard" style:family="paragraph">
      <style:text-properties style:font-name="Times New Roman"/>
    </style:style>
    <style:style style:name="P134" style:parent-style-name="Standard" style:family="paragraph">
      <style:text-properties style:font-name="Times New Roman"/>
    </style:style>
    <style:style style:name="P135" style:parent-style-name="Standard" style:family="paragraph">
      <style:text-properties style:font-name="Times New Roman"/>
    </style:style>
    <style:style style:name="P136" style:parent-style-name="Standard" style:family="paragraph">
      <style:text-properties style:font-name="Times New Roman"/>
    </style:style>
    <style:style style:name="P137" style:parent-style-name="Standard" style:family="paragraph">
      <style:text-properties style:font-name="Times New Roman"/>
    </style:style>
    <style:style style:name="P138" style:parent-style-name="Standard" style:family="paragraph">
      <style:text-properties style:font-name="Times New Roman"/>
    </style:style>
    <style:style style:name="P139" style:parent-style-name="Standard" style:family="paragraph">
      <style:text-properties style:font-name="Times New Roman"/>
    </style:style>
    <style:style style:name="P140" style:parent-style-name="Standard" style:family="paragraph">
      <style:text-properties style:font-name="Times New Roman"/>
    </style:style>
    <style:style style:name="P141" style:parent-style-name="Standard" style:family="paragraph">
      <style:text-properties style:font-name="Times New Roman"/>
    </style:style>
    <style:style style:name="P142" style:parent-style-name="Standard" style:family="paragraph">
      <style:text-properties style:font-name="Times New Roman"/>
    </style:style>
    <style:style style:name="P143" style:parent-style-name="Standard" style:family="paragraph">
      <style:text-properties style:font-name="Times New Roman"/>
    </style:style>
    <style:style style:name="P144" style:parent-style-name="Standard" style:family="paragraph">
      <style:text-properties style:font-name="Times New Roman"/>
    </style:style>
    <style:style style:name="P145" style:parent-style-name="Standard" style:family="paragraph">
      <style:text-properties style:font-name="Times New Roman"/>
    </style:style>
    <style:style style:name="P146" style:parent-style-name="Standard" style:family="paragraph">
      <style:text-properties style:font-name="Times New Roman"/>
    </style:style>
    <style:style style:name="P147" style:parent-style-name="Standard" style:family="paragraph">
      <style:text-properties style:font-name="Times New Roman"/>
    </style:style>
    <style:style style:name="P148" style:parent-style-name="Standard" style:family="paragraph">
      <style:text-properties style:font-name="Times New Roman"/>
    </style:style>
    <style:style style:name="P149" style:parent-style-name="Standard" style:family="paragraph">
      <style:text-properties style:font-name="Times New Roman"/>
    </style:style>
    <style:style style:name="P150" style:parent-style-name="Standard" style:family="paragraph">
      <style:text-properties style:font-name="Times New Roman"/>
    </style:style>
    <style:style style:name="P151" style:parent-style-name="Standard" style:family="paragraph">
      <style:text-properties style:font-name="Times New Roman"/>
    </style:style>
    <style:style style:name="P152" style:parent-style-name="Standard" style:family="paragraph">
      <style:text-properties style:font-name="Times New Roman"/>
    </style:style>
    <style:style style:name="P153" style:parent-style-name="Standard" style:family="paragraph">
      <style:text-properties style:font-name="Times New Roman"/>
    </style:style>
    <style:style style:name="T154" style:parent-style-name="DefaultParagraphFont" style:family="text">
      <style:text-properties style:font-name="Times New Roman"/>
    </style:style>
    <style:style style:name="T155" style:parent-style-name="DefaultParagraphFont" style:family="text">
      <style:text-properties style:font-name="Times New Roman" fo:font-weight="bold" style:font-weight-asian="bold" style:font-weight-complex="bold"/>
    </style:style>
    <style:style style:name="T156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7" style:parent-style-name="Standard" style:family="paragraph">
      <style:text-properties style:font-name="Times New Roman" fo:font-weight="bold" style:font-weight-asian="bold" style:font-weight-complex="bold"/>
    </style:style>
    <style:style style:name="P158" style:parent-style-name="Standard" style:family="paragraph">
      <style:text-properties style:font-name="Times New Roman" fo:font-weight="bold" style:font-weight-asian="bold" style:font-weight-complex="bold"/>
    </style:style>
    <style:style style:name="TableColumn160" style:family="table-column">
      <style:table-column-properties style:column-width="2.3083in" style:use-optimal-column-width="false"/>
    </style:style>
    <style:style style:name="TableColumn161" style:family="table-column">
      <style:table-column-properties style:column-width="2.3083in" style:use-optimal-column-width="false"/>
    </style:style>
    <style:style style:name="TableColumn162" style:family="table-column">
      <style:table-column-properties style:column-width="2.3083in" style:use-optimal-column-width="false"/>
    </style:style>
    <style:style style:name="Table159" style:family="table">
      <style:table-properties style:width="6.925in" fo:margin-left="0in" table:align="lef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Times New Roman" fo:color="#000000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Times New Roman" fo:color="#000000"/>
    </style:style>
    <style:style style:name="TableCell1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Times New Roman" fo:color="#000000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Times New Roman" fo:color="#000000"/>
    </style:style>
    <style:style style:name="TableCell1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Times New Roman" fo:color="#000000"/>
    </style:style>
    <style:style style:name="TableCell1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Times New Roman" fo:color="#000000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Times New Roman" fo:color="#000000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Times New Roman" fo:color="#000000"/>
    </style:style>
    <style:style style:name="TableCell1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Times New Roman" fo:color="#000000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Times New Roman" fo:color="#000000"/>
    </style:style>
    <style:style style:name="TableCell1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Times New Roman" fo:color="#000000"/>
    </style:style>
    <style:style style:name="TableCell1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Times New Roman" fo:color="#000000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Times New Roman" fo:color="#000000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Times New Roman" fo:color="#000000"/>
    </style:style>
    <style:style style:name="TableCell1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Times New Roman" fo:color="#000000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Times New Roman" fo:color="#000000"/>
    </style:style>
    <style:style style:name="TableCell2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Times New Roman" fo:color="#000000"/>
    </style:style>
    <style:style style:name="TableCell2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Times New Roman" fo:color="#000000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Times New Roman" fo:color="#000000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fo:color="#000000"/>
    </style:style>
    <style:style style:name="TableCell2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Times New Roman" fo:color="#000000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Times New Roman" fo:color="#000000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Times New Roman" fo:color="#000000"/>
    </style:style>
    <style:style style:name="TableCell2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Times New Roman" fo:color="#000000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Times New Roman" fo:color="#000000"/>
    </style:style>
    <style:style style:name="TableCell2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Times New Roman" fo:color="#000000"/>
    </style:style>
    <style:style style:name="TableCell2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Times New Roman" fo:color="#000000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Times New Roman" fo:color="#000000"/>
    </style:style>
    <style:style style:name="TableCell2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Times New Roman" fo:color="#000000"/>
    </style:style>
    <style:style style:name="TableCell2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Times New Roman" fo:color="#000000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Times New Roman" fo:color="#000000"/>
    </style:style>
    <style:style style:name="TableCell2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Times New Roman" fo:color="#000000"/>
    </style:style>
    <style:style style:name="TableCell2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Times New Roman" fo:color="#000000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Times New Roman" fo:color="#000000"/>
    </style:style>
    <style:style style:name="TableCell2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Times New Roman" fo:color="#000000"/>
    </style:style>
    <style:style style:name="TableCell2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Times New Roman" fo:color="#000000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Times New Roman" fo:color="#000000"/>
    </style:style>
    <style:style style:name="TableCell2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Times New Roman" fo:color="#000000"/>
    </style:style>
    <style:style style:name="TableCell2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Times New Roman" fo:color="#000000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Times New Roman" fo:color="#000000"/>
    </style:style>
    <style:style style:name="TableCell2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Times New Roman" fo:color="#000000"/>
    </style:style>
    <style:style style:name="TableCell2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Times New Roman" fo:color="#000000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Times New Roman" fo:color="#000000"/>
    </style:style>
    <style:style style:name="TableCell2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Times New Roman" fo:color="#000000"/>
    </style:style>
    <style:style style:name="TableCell2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Times New Roman" fo:color="#000000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Times New Roman" fo:color="#000000"/>
    </style:style>
    <style:style style:name="TableCell2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Times New Roman" fo:color="#000000"/>
    </style:style>
    <style:style style:name="TableCell2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Times New Roman" fo:color="#000000"/>
    </style:style>
    <style:style style:name="P275" style:parent-style-name="Standard" style:family="paragraph">
      <style:text-properties style:font-name="Times New Roman" fo:font-weight="bold" style:font-weight-asian="bold" style:font-weight-complex="bold"/>
    </style:style>
    <style:style style:name="P276" style:parent-style-name="Standard" style:family="paragraph">
      <style:text-properties style:font-name="Times New Roman" fo:font-weight="bold" style:font-weight-asian="bold" style:font-weight-complex="bold"/>
    </style:style>
    <style:style style:name="P277" style:parent-style-name="Standard" style:family="paragraph">
      <style:text-properties style:font-name="Times New Roman" fo:font-weight="bold" style:font-weight-asian="bold" style:font-weight-complex="bold"/>
    </style:style>
    <style:style style:name="P278" style:parent-style-name="Standard" style:family="paragraph">
      <style:text-properties style:font-name="Times New Roman"/>
    </style:style>
    <style:style style:name="T279" style:parent-style-name="DefaultParagraphFont" style:family="text">
      <style:text-properties style:font-name="Times New Roman"/>
    </style:style>
  </office:automatic-styles>
  <office:body>
    <office:text text:use-soft-page-breaks="true">
      <text:p text:style-name="P1">Școala Gimnazială Odobești</text:p>
      <text:p text:style-name="P2"/>
      <text:p text:style-name="P3">Luna: noiembrie</text:p>
      <text:p text:style-name="P4">Disciplina: Educatoare</text:p>
      <text:p text:style-name="P5">Numele și prenumele:</text:p>
      <text:p text:style-name="P6"/>
      <text:p text:style-name="P7"><text:s/></text:p>
      <text:p text:style-name="Standard"><text:span text:style-name="T8"><text:s text:c="60"/></text:span><text:span text:style-name="T9"><text:s text:c="8"/></text:span><text:span text:style-name="T10"><text:s/>Fișă de prezență</text:span></text:p>
      <text:p text:style-name="P11"/>
      <text:p text:style-name="P12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<text:s text:c="11"/>Ziua</text:p>
          </table:table-cell>
          <table:table-cell table:style-name="TableCell20">
            <text:p text:style-name="P21"><text:s text:c="13"/>Ora</text:p>
          </table:table-cell>
          <table:table-cell table:style-name="TableCell22">
            <text:p text:style-name="P23"><text:s text:c="8"/>Clasa</text:p>
          </table:table-cell>
        </table:table-row>
        <table:table-row table:style-name="TableRow24">
          <table:table-cell table:style-name="TableCell25">
            <text:p text:style-name="P26"><text:s text:c="7"/>09. 11.2020</text:p>
          </table:table-cell>
          <table:table-cell table:style-name="TableCell27">
            <text:p text:style-name="P28"><text:s text:c="7"/>8.00-13.00<text:s text:c="2"/></text:p>
          </table:table-cell>
          <table:table-cell table:style-name="TableCell29">
            <text:p text:style-name="P30">Grupa mijlocie</text:p>
          </table:table-cell>
        </table:table-row>
        <table:table-row table:style-name="TableRow31">
          <table:table-cell table:style-name="TableCell32">
            <text:p text:style-name="P33"><text:s text:c="6"/>10.11.2020</text:p>
          </table:table-cell>
          <table:table-cell table:style-name="TableCell34">
            <text:p text:style-name="P35"><text:s text:c="4"/><text:s text:c="3"/>8.00-13.00 <text:s/></text:p>
          </table:table-cell>
          <table:table-cell table:style-name="TableCell36">
            <text:p text:style-name="P37">Grupa mijlocie</text:p>
          </table:table-cell>
        </table:table-row>
        <table:table-row table:style-name="TableRow38">
          <table:table-cell table:style-name="TableCell39">
            <text:p text:style-name="P40"><text:s text:c="6"/>11.11.2020</text:p>
          </table:table-cell>
          <table:table-cell table:style-name="TableCell41">
            <text:p text:style-name="P42"><text:s text:c="8"/>8.00-13.00 <text:s/></text:p>
          </table:table-cell>
          <table:table-cell table:style-name="TableCell43">
            <text:p text:style-name="P44">Grupa mijlocie</text:p>
          </table:table-cell>
        </table:table-row>
        <table:table-row table:style-name="TableRow45">
          <table:table-cell table:style-name="TableCell46">
            <text:p text:style-name="P47"><text:s text:c="2"/><text:s text:c="4"/>12.11.2020</text:p>
          </table:table-cell>
          <table:table-cell table:style-name="TableCell48">
            <text:p text:style-name="P49"><text:s text:c="7"/>8.00-13.00<text:s text:c="2"/></text:p>
          </table:table-cell>
          <table:table-cell table:style-name="TableCell50">
            <text:p text:style-name="P51">Grupa mijlocie</text:p>
          </table:table-cell>
        </table:table-row>
        <table:table-row table:style-name="TableRow52">
          <table:table-cell table:style-name="TableCell53">
            <text:p text:style-name="P54"><text:s text:c="6"/>13. 11.2020</text:p>
          </table:table-cell>
          <table:table-cell table:style-name="TableCell55">
            <text:p text:style-name="P56"><text:s text:c="3"/><text:s text:c="4"/>8.00-13.00 <text:s/></text:p>
          </table:table-cell>
          <table:table-cell table:style-name="TableCell57">
            <text:p text:style-name="P58">Grupa mijlocie</text:p>
          </table:table-cell>
        </table:table-row>
        <table:table-row table:style-name="TableRow59">
          <table:table-cell table:style-name="TableCell60">
            <text:p text:style-name="P61"><text:s text:c="6"/>16. 11.2020</text:p>
          </table:table-cell>
          <table:table-cell table:style-name="TableCell62">
            <text:p text:style-name="P63"><text:s text:c="8"/>8.00-13.00 <text:s/></text:p>
          </table:table-cell>
          <table:table-cell table:style-name="TableCell64">
            <text:p text:style-name="P65">Grupa mijlocie</text:p>
          </table:table-cell>
        </table:table-row>
        <table:table-row table:style-name="TableRow66">
          <table:table-cell table:style-name="TableCell67">
            <text:p text:style-name="P68"><text:s text:c="6"/>17. 11.2020</text:p>
          </table:table-cell>
          <table:table-cell table:style-name="TableCell69">
            <text:p text:style-name="P70"><text:s text:c="7"/>8.00-13.00 <text:s/></text:p>
          </table:table-cell>
          <table:table-cell table:style-name="TableCell71">
            <text:p text:style-name="P72">Grupa mijlocie</text:p>
          </table:table-cell>
        </table:table-row>
        <table:table-row table:style-name="TableRow73">
          <table:table-cell table:style-name="TableCell74">
            <text:p text:style-name="P75"><text:s text:c="3"/><text:s text:c="3"/>18.11.2020</text:p>
          </table:table-cell>
          <table:table-cell table:style-name="TableCell76">
            <text:p text:style-name="P77"><text:s text:c="7"/>8.00-13.00 <text:s/></text:p>
          </table:table-cell>
          <table:table-cell table:style-name="TableCell78">
            <text:p text:style-name="P79">Grupa mijlocie</text:p>
          </table:table-cell>
        </table:table-row>
        <table:table-row table:style-name="TableRow80">
          <table:table-cell table:style-name="TableCell81">
            <text:p text:style-name="P82"><text:s text:c="6"/>19. 11.2020</text:p>
          </table:table-cell>
          <table:table-cell table:style-name="TableCell83">
            <text:p text:style-name="P84"><text:s text:c="7"/>8.00-13.00 <text:s/></text:p>
          </table:table-cell>
          <table:table-cell table:style-name="TableCell85">
            <text:p text:style-name="P86">Grupa mijlocie</text:p>
          </table:table-cell>
        </table:table-row>
        <table:table-row table:style-name="TableRow87">
          <table:table-cell table:style-name="TableCell88">
            <text:p text:style-name="P89"><text:s text:c="6"/>20.11.2020</text:p>
          </table:table-cell>
          <table:table-cell table:style-name="TableCell90">
            <text:p text:style-name="P91"><text:s text:c="8"/>8.00-13.00 <text:s/></text:p>
          </table:table-cell>
          <table:table-cell table:style-name="TableCell92">
            <text:p text:style-name="P93">Grupa mijlocie</text:p>
          </table:table-cell>
        </table:table-row>
        <table:table-row table:style-name="TableRow94">
          <table:table-cell table:style-name="TableCell95">
            <text:p text:style-name="P96"><text:s text:c="6"/>23.11.2020</text:p>
          </table:table-cell>
          <table:table-cell table:style-name="TableCell97">
            <text:p text:style-name="P98"><text:s text:c="7"/>8.00-13.00 <text:s/></text:p>
          </table:table-cell>
          <table:table-cell table:style-name="TableCell99">
            <text:p text:style-name="P100">Grupa mijlocie</text:p>
          </table:table-cell>
        </table:table-row>
        <table:table-row table:style-name="TableRow101">
          <table:table-cell table:style-name="TableCell102">
            <text:p text:style-name="P103"><text:s text:c="6"/>24.11.2020</text:p>
          </table:table-cell>
          <table:table-cell table:style-name="TableCell104">
            <text:p text:style-name="P105"><text:s text:c="8"/>8.00-13.00<text:s text:c="2"/></text:p>
          </table:table-cell>
          <table:table-cell table:style-name="TableCell106">
            <text:p text:style-name="P107">Grupa mijlocie</text:p>
          </table:table-cell>
        </table:table-row>
        <table:table-row table:style-name="TableRow108">
          <table:table-cell table:style-name="TableCell109">
            <text:p text:style-name="P110"><text:s text:c="6"/>25.11.2020</text:p>
          </table:table-cell>
          <table:table-cell table:style-name="TableCell111">
            <text:p text:style-name="P112"><text:s text:c="4"/><text:s text:c="4"/>8.00-13.00 <text:s/></text:p>
          </table:table-cell>
          <table:table-cell table:style-name="TableCell113">
            <text:p text:style-name="P114">Grupa mijlocie</text:p>
          </table:table-cell>
        </table:table-row>
        <table:table-row table:style-name="TableRow115">
          <table:table-cell table:style-name="TableCell116">
            <text:p text:style-name="P117"><text:s text:c="6"/>26.11.2020</text:p>
          </table:table-cell>
          <table:table-cell table:style-name="TableCell118">
            <text:p text:style-name="P119"><text:s text:c="8"/>8.00-13.00 <text:s/></text:p>
          </table:table-cell>
          <table:table-cell table:style-name="TableCell120">
            <text:p text:style-name="P121">Grupa mijlocie</text:p>
          </table:table-cell>
        </table:table-row>
        <table:table-row table:style-name="TableRow122">
          <table:table-cell table:style-name="TableCell123">
            <text:p text:style-name="P124"><text:s text:c="6"/>27. 11.2020</text:p>
          </table:table-cell>
          <table:table-cell table:style-name="TableCell125">
            <text:p text:style-name="P126"><text:s text:c="8"/>8.00-13.00 <text:s/></text:p>
          </table:table-cell>
          <table:table-cell table:style-name="TableCell127">
            <text:p text:style-name="P128">Grupa mijlocie</text:p>
          </table:table-cell>
        </table:table-row>
      </table:table>
      <text:p text:style-name="P129"><text:s text:c="48"/></text:p>
      <text:p text:style-name="P130"><text:s text:c="67"/></text:p>
      <text:p text:style-name="P131"/>
      <text:p text:style-name="P132"/>
      <text:p text:style-name="P133"><text:s text:c="74"/>Semnătura cadrului didactic….………………</text:p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>Școala Gimnazială Odobești</text:p>
      <text:p text:style-name="P148">Grădinița Crovu</text:p>
      <text:p text:style-name="P149">Luna: ianuarie</text:p>
      <text:p text:style-name="P150">Disciplina: Educatoare</text:p>
      <text:p text:style-name="P151">Numele și prenumele:PARASCHIVA SILVIA</text:p>
      <text:p text:style-name="P152"/>
      <text:p text:style-name="P153"/>
      <text:p text:style-name="Standard"><text:span text:style-name="T154"><text:s text:c="60"/></text:span><text:span text:style-name="T155"><text:s text:c="9"/></text:span><text:span text:style-name="T156">Fișă de prezență</text:span></text:p>
      <text:p text:style-name="P157"/>
      <text:p text:style-name="P158"/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<text:s text:c="11"/>Ziua</text:p>
          </table:table-cell>
          <table:table-cell table:style-name="TableCell166">
            <text:p text:style-name="P167"><text:s text:c="13"/>Ora</text:p>
          </table:table-cell>
          <table:table-cell table:style-name="TableCell168">
            <text:p text:style-name="P169"><text:s text:c="8"/>Clasa</text:p>
          </table:table-cell>
        </table:table-row>
        <table:table-row table:style-name="TableRow170">
          <table:table-cell table:style-name="TableCell171">
            <text:p text:style-name="P172"><text:s text:c="7"/>11. 01.2021</text:p>
          </table:table-cell>
          <table:table-cell table:style-name="TableCell173">
            <text:p text:style-name="P174"><text:s text:c="5"/><text:s text:c="2"/>8.00-13.00 <text:s/></text:p>
          </table:table-cell>
          <table:table-cell table:style-name="TableCell175">
            <text:p text:style-name="P176">Grupa mare</text:p>
          </table:table-cell>
        </table:table-row>
        <table:table-row table:style-name="TableRow177">
          <table:table-cell table:style-name="TableCell178">
            <text:p text:style-name="P179"><text:s text:c="6"/>12.01.2021</text:p>
          </table:table-cell>
          <table:table-cell table:style-name="TableCell180">
            <text:p text:style-name="P181"><text:s text:c="7"/>8.00-13.00 <text:s/></text:p>
          </table:table-cell>
          <table:table-cell table:style-name="TableCell182">
            <text:p text:style-name="P183">Grupa mare</text:p>
          </table:table-cell>
        </table:table-row>
        <table:table-row table:style-name="TableRow184">
          <table:table-cell table:style-name="TableCell185">
            <text:p text:style-name="P186"><text:s text:c="6"/>13.01.2021</text:p>
          </table:table-cell>
          <table:table-cell table:style-name="TableCell187">
            <text:p text:style-name="P188"><text:s text:c="8"/>8.00-13.00 <text:s/></text:p>
          </table:table-cell>
          <table:table-cell table:style-name="TableCell189">
            <text:p text:style-name="P190">Grupa mare</text:p>
          </table:table-cell>
        </table:table-row>
        <table:table-row table:style-name="TableRow191">
          <table:table-cell table:style-name="TableCell192">
            <text:p text:style-name="P193"><text:s text:c="6"/>14.01.2021</text:p>
          </table:table-cell>
          <table:table-cell table:style-name="TableCell194">
            <text:p text:style-name="P195"><text:s text:c="7"/>8.00-13.00 <text:s/></text:p>
          </table:table-cell>
          <table:table-cell table:style-name="TableCell196">
            <text:p text:style-name="P197">Grupa mare</text:p>
          </table:table-cell>
        </table:table-row>
        <table:table-row table:style-name="TableRow198">
          <table:table-cell table:style-name="TableCell199">
            <text:p text:style-name="P200"><text:s text:c="6"/>15. 01.2021</text:p>
          </table:table-cell>
          <table:table-cell table:style-name="TableCell201">
            <text:p text:style-name="P202"><text:s text:c="7"/>8.00-13.00 <text:s/></text:p>
          </table:table-cell>
          <table:table-cell table:style-name="TableCell203">
            <text:p text:style-name="P204">Grupa mare</text:p>
          </table:table-cell>
        </table:table-row>
        <table:table-row table:style-name="TableRow205">
          <table:table-cell table:style-name="TableCell206">
            <text:p text:style-name="P207"><text:s text:c="6"/>18. 0<text:s/><text:s text:c="6"/>1.2021</text:p>
          </table:table-cell>
          <table:table-cell table:style-name="TableCell208">
            <text:p text:style-name="P209"><text:s text:c="8"/>8.00-13.00<text:s text:c="2"/></text:p>
          </table:table-cell>
          <table:table-cell table:style-name="TableCell210">
            <text:p text:style-name="P211">Grupa mare</text:p>
          </table:table-cell>
        </table:table-row>
        <table:table-row table:style-name="TableRow212">
          <table:table-cell table:style-name="TableCell213">
            <text:p text:style-name="P214"><text:s text:c="6"/>19. 01.2021</text:p>
          </table:table-cell>
          <table:table-cell table:style-name="TableCell215">
            <text:p text:style-name="P216"><text:s text:c="7"/>8.00-13.00 <text:s/></text:p>
          </table:table-cell>
          <table:table-cell table:style-name="TableCell217">
            <text:p text:style-name="P218">Grupa mare</text:p>
          </table:table-cell>
        </table:table-row>
        <table:table-row table:style-name="TableRow219">
          <table:table-cell table:style-name="TableCell220">
            <text:p text:style-name="P221"><text:s text:c="6"/>20.01.2021</text:p>
          </table:table-cell>
          <table:table-cell table:style-name="TableCell222">
            <text:p text:style-name="P223"><text:s text:c="7"/>8.00-13.00<text:s text:c="2"/></text:p>
          </table:table-cell>
          <table:table-cell table:style-name="TableCell224">
            <text:p text:style-name="P225">Grupa mare</text:p>
          </table:table-cell>
        </table:table-row>
        <table:table-row table:style-name="TableRow226">
          <table:table-cell table:style-name="TableCell227">
            <text:p text:style-name="P228"><text:s text:c="6"/>21. 01.2021</text:p>
          </table:table-cell>
          <table:table-cell table:style-name="TableCell229">
            <text:p text:style-name="P230"><text:s text:c="6"/><text:s/>8.00-13.00 <text:s/></text:p>
          </table:table-cell>
          <table:table-cell table:style-name="TableCell231">
            <text:p text:style-name="P232">Grupa mare</text:p>
          </table:table-cell>
        </table:table-row>
        <table:table-row table:style-name="TableRow233">
          <table:table-cell table:style-name="TableCell234">
            <text:p text:style-name="P235"><text:s text:c="6"/>22.01.2021</text:p>
          </table:table-cell>
          <table:table-cell table:style-name="TableCell236">
            <text:p text:style-name="P237"><text:s text:c="8"/>8.00-13.00 <text:s/></text:p>
          </table:table-cell>
          <table:table-cell table:style-name="TableCell238">
            <text:p text:style-name="P239">Grupa mare</text:p>
          </table:table-cell>
        </table:table-row>
        <table:table-row table:style-name="TableRow240">
          <table:table-cell table:style-name="TableCell241">
            <text:p text:style-name="P242"><text:s text:c="6"/>25.01.2021</text:p>
          </table:table-cell>
          <table:table-cell table:style-name="TableCell243">
            <text:p text:style-name="P244"><text:s/><text:s text:c="6"/>8.00-13.00 <text:s/></text:p>
          </table:table-cell>
          <table:table-cell table:style-name="TableCell245">
            <text:p text:style-name="P246">Grupa mare</text:p>
          </table:table-cell>
        </table:table-row>
        <table:table-row table:style-name="TableRow247">
          <table:table-cell table:style-name="TableCell248">
            <text:p text:style-name="P249"><text:s text:c="6"/>26.01.2021</text:p>
          </table:table-cell>
          <table:table-cell table:style-name="TableCell250">
            <text:p text:style-name="P251"><text:s text:c="8"/>8.00-13.00 <text:s/></text:p>
          </table:table-cell>
          <table:table-cell table:style-name="TableCell252">
            <text:p text:style-name="P253">Grupa mare</text:p>
          </table:table-cell>
        </table:table-row>
        <table:table-row table:style-name="TableRow254">
          <table:table-cell table:style-name="TableCell255">
            <text:p text:style-name="P256"><text:s text:c="6"/>27.01.2021</text:p>
          </table:table-cell>
          <table:table-cell table:style-name="TableCell257">
            <text:p text:style-name="P258"><text:s text:c="8"/>8.00-13.00 <text:s/></text:p>
          </table:table-cell>
          <table:table-cell table:style-name="TableCell259">
            <text:p text:style-name="P260">Grupa mare</text:p>
          </table:table-cell>
        </table:table-row>
        <table:table-row table:style-name="TableRow261">
          <table:table-cell table:style-name="TableCell262">
            <text:p text:style-name="P263"><text:s text:c="6"/>28.01.2021</text:p>
          </table:table-cell>
          <table:table-cell table:style-name="TableCell264">
            <text:p text:style-name="P265"><text:s text:c="8"/>8.00-13.00 <text:s/></text:p>
          </table:table-cell>
          <table:table-cell table:style-name="TableCell266">
            <text:p text:style-name="P267">Grupa mare</text:p>
          </table:table-cell>
        </table:table-row>
        <table:table-row table:style-name="TableRow268">
          <table:table-cell table:style-name="TableCell269">
            <text:p text:style-name="P270"><text:s text:c="6"/>29.01.2021</text:p>
          </table:table-cell>
          <table:table-cell table:style-name="TableCell271">
            <text:p text:style-name="P272"><text:s text:c="8"/>8.00-13.00<text:s text:c="2"/></text:p>
          </table:table-cell>
          <table:table-cell table:style-name="TableCell273">
            <text:p text:style-name="P274">Grupa mare</text:p>
          </table:table-cell>
        </table:table-row>
      </table:table>
      <text:p text:style-name="P275"><text:s text:c="10"/><text:s text:c="37"/></text:p>
      <text:p text:style-name="P276"><text:s text:c="67"/></text:p>
      <text:p text:style-name="P277"/>
      <text:p text:style-name="P278"/>
      <text:p text:style-name="Standard"><text:span text:style-name="T279"><text:s text:c="74"/>Semnătura cadrului didactic….………………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Normal">
      <style:text-properties style:font-name="Segoe UI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hai eugen</dc:creator>
    <meta:creation-date>2017-10-20T23:40:00Z</meta:creation-date>
    <dc:date>2021-01-28T16:34:00Z</dc:date>
    <meta:print-date>2021-01-28T09:42:00Z</meta:print-date>
    <meta:template xlink:href="Normal.dotm" xlink:type="simple"/>
    <meta:editing-cycles>5</meta:editing-cycles>
    <meta:editing-duration>PT24900S</meta:editing-duration>
    <meta:document-statistic meta:page-count="1" meta:paragraph-count="5" meta:word-count="375" meta:character-count="2513" meta:row-count="17" meta:non-whitespace-character-count="2143"/>
  </office:meta>
</office:document-meta>
</file>